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D2FA55979C.png" manifest:media-type="image/png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4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/>
      <style:text-properties fo:font-size="12pt" style:font-size-asian="12pt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officeooo:rsid="0021742f" officeooo:paragraph-rsid="0021742f"/>
    </style:style>
    <style:style style:name="P10" style:family="paragraph" style:parent-style-name="Text_20_body">
      <style:text-properties officeooo:rsid="0021742f" officeooo:paragraph-rsid="00223075"/>
    </style:style>
    <style:style style:name="P11" style:family="paragraph" style:parent-style-name="Text_20_body">
      <style:paragraph-properties fo:line-height="150%"/>
      <style:text-properties officeooo:rsid="0021742f" officeooo:paragraph-rsid="0021742f"/>
    </style:style>
    <style:style style:name="P12" style:family="paragraph" style:parent-style-name="Text_20_body">
      <style:text-properties officeooo:rsid="0021bae6" officeooo:paragraph-rsid="0021bae6"/>
    </style:style>
    <style:style style:name="P13" style:family="paragraph" style:parent-style-name="Text_20_body">
      <style:text-properties officeooo:paragraph-rsid="0021bae6"/>
    </style:style>
    <style:style style:name="P14" style:family="paragraph" style:parent-style-name="Text_20_body">
      <style:text-properties officeooo:rsid="00223075" officeooo:paragraph-rsid="0021742f"/>
    </style:style>
    <style:style style:name="P15" style:family="paragraph" style:parent-style-name="Text_20_body">
      <style:text-properties officeooo:rsid="00223075" officeooo:paragraph-rsid="00223075"/>
    </style:style>
    <style:style style:name="P16" style:family="paragraph" style:parent-style-name="Text_20_body">
      <style:text-properties officeooo:rsid="00233d6b" officeooo:paragraph-rsid="00233d6b"/>
    </style:style>
    <style:style style:name="P17" style:family="paragraph" style:parent-style-name="Text_20_body">
      <style:text-properties officeooo:rsid="00239e3f" officeooo:paragraph-rsid="00239e3f"/>
    </style:style>
    <style:style style:name="P18" style:family="paragraph" style:parent-style-name="Text_20_body">
      <style:paragraph-properties fo:line-height="150%"/>
      <style:text-properties officeooo:rsid="001efba8" officeooo:paragraph-rsid="001fe1ac"/>
    </style:style>
    <style:style style:name="P19" style:family="paragraph" style:parent-style-name="Heading_20_3">
      <style:text-properties fo:font-size="13pt" style:font-size-asian="13pt" style:font-size-complex="13pt"/>
    </style:style>
    <style:style style:name="P20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23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24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27" style:family="paragraph" style:parent-style-name="Heading_20_2">
      <style:text-properties style:font-name="Arial" fo:font-size="13pt" fo:font-weight="bold" officeooo:rsid="00261e7f" officeooo:paragraph-rsid="00261e7f" style:font-size-asian="13pt" style:font-weight-asian="bold" style:font-size-complex="13pt" style:font-weight-complex="bold"/>
    </style:style>
    <style:style style:name="P28" style:family="paragraph" style:parent-style-name="Heading_20_2">
      <style:text-properties style:font-name="Arial" fo:font-size="13pt" fo:font-weight="bold" officeooo:rsid="00261e7f" officeooo:paragraph-rsid="002847de" style:font-size-asian="13pt" style:font-weight-asian="bold" style:font-size-complex="13pt" style:font-weight-complex="bold"/>
    </style:style>
    <style:style style:name="P29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30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31" style:family="paragraph" style:parent-style-name="Heading_20_2">
      <style:text-properties style:font-name="Arial" fo:font-size="13pt" fo:font-weight="bold" officeooo:rsid="00261e7f" officeooo:paragraph-rsid="003692a5" style:font-size-asian="13pt" style:font-weight-asian="bold" style:font-size-complex="13pt" style:font-weight-complex="bold"/>
    </style:style>
    <style:style style:name="P32" style:family="paragraph" style:parent-style-name="Text_20_body">
      <style:text-properties officeooo:rsid="00239e3f" officeooo:paragraph-rsid="00239e3f"/>
    </style:style>
    <style:style style:name="P33" style:family="paragraph" style:parent-style-name="Text_20_body">
      <style:text-properties style:font-name="Arial"/>
    </style:style>
    <style:style style:name="P34" style:family="paragraph" style:parent-style-name="Text_20_body">
      <style:text-properties officeooo:rsid="002a9a37" officeooo:paragraph-rsid="002a9a37"/>
    </style:style>
    <style:style style:name="P35" style:family="paragraph" style:parent-style-name="Text_20_body">
      <style:text-properties officeooo:rsid="002c5b7d" officeooo:paragraph-rsid="002c5b7d"/>
    </style:style>
    <style:style style:name="P36" style:family="paragraph" style:parent-style-name="Text_20_body">
      <style:text-properties officeooo:rsid="002d8070" officeooo:paragraph-rsid="002d8070"/>
    </style:style>
    <style:style style:name="P37" style:family="paragraph" style:parent-style-name="Text_20_body">
      <style:text-properties officeooo:rsid="002ed69f" officeooo:paragraph-rsid="002ed69f"/>
    </style:style>
    <style:style style:name="P38" style:family="paragraph" style:parent-style-name="Text_20_body">
      <style:text-properties fo:font-weight="bold" officeooo:rsid="003587b7" officeooo:paragraph-rsid="003587b7" style:font-weight-asian="bold" style:font-weight-complex="bold"/>
    </style:style>
    <style:style style:name="P39" style:family="paragraph" style:parent-style-name="Text_20_body">
      <style:text-properties officeooo:rsid="003692a5" officeooo:paragraph-rsid="003692a5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officeooo:rsid="003692a5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7" style:family="text">
      <style:text-properties style:font-name="Arial" officeooo:rsid="0016d545"/>
    </style:style>
    <style:style style:name="T18" style:family="text">
      <style:text-properties officeooo:rsid="0016d54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6d545" style:font-weight-asian="bold" style:font-weight-complex="bold"/>
    </style:style>
    <style:style style:name="T21" style:family="text">
      <style:text-properties style:font-name="Liberation Serif" officeooo:rsid="0016d545"/>
    </style:style>
    <style:style style:name="T22" style:family="text">
      <style:text-properties officeooo:rsid="001ca1d4"/>
    </style:style>
    <style:style style:name="T23" style:family="text">
      <style:text-properties officeooo:rsid="001d24ce"/>
    </style:style>
    <style:style style:name="T24" style:family="text">
      <style:text-properties officeooo:rsid="001efba8"/>
    </style:style>
    <style:style style:name="T25" style:family="text">
      <style:text-properties officeooo:rsid="0021742f"/>
    </style:style>
    <style:style style:name="T26" style:family="text">
      <style:text-properties officeooo:rsid="00233d6b"/>
    </style:style>
    <style:style style:name="T27" style:family="text">
      <style:text-properties officeooo:rsid="0025369a"/>
    </style:style>
    <style:style style:name="T28" style:family="text">
      <style:text-properties officeooo:rsid="002a4024"/>
    </style:style>
    <style:style style:name="T29" style:family="text">
      <style:text-properties officeooo:rsid="002a9a37"/>
    </style:style>
    <style:style style:name="T30" style:family="text">
      <style:text-properties officeooo:rsid="002c5b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Johdanto</text:p>
      <text:p text:style-name="P25"/>
      <text:p text:style-name="P24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26"/>
      <text:p text:style-name="P24">Tekniset tiedot</text:p>
      <text:p text:style-name="P7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21"><text:soft-page-break/>Käy<text:span text:style-name="T23">ttäjäryhmät</text:span>:</text:p>
      <text:p text:style-name="P21"/>
      <text:p text:style-name="P20">Jokamies</text:p>
      <text:p text:style-name="P8">Jokamiehellä tarkoitetaan kaikkia kirjautumattomia henkilöitä sivulla.</text:p>
      <text:p text:style-name="P20">Kirjautunut</text:p>
      <text:p text:style-name="Text_20_body"><text:span text:style-name="T21">Kirjautunut käyttäjä on järjestelmään rekisteröitynyt käyttäjä</text:span><text:span text:style-name="T17">.</text:span></text:p>
      <text:p text:style-name="P19"><text:span text:style-name="T19">Y</text:span><text:span text:style-name="T20">lläpito</text:span></text:p>
      <text:p text:style-name="P6"><text:span text:style-name="T18">Y</text:span>lläpito<text:span text:style-name="T22">a on vain järjestelmän luonut käyttäjä, joka kirjautuu sisään omilla admin tunnuksilla.</text:span></text:p>
      <text:p text:style-name="P6"/>
      <text:p text:style-name="P22">Käyttötapauskuvaukset:</text:p>
      <text:p text:style-name="P22"/>
      <text:p text:style-name="P3">Jokamiehen käyttötapaukset</text:p>
      <text:p text:style-name="P2">Kannassa ole<text:span text:style-name="T24">vien kirjojen haku eri hakusanoilla:</text:span></text:p>
      <text:p text:style-name="P18">Kuka tahansa voi hakea tietokannassa olevia kirjoja. Ainakin aluksi on mahdollista hakea kannasta vain kirjan nimen perusteella. Toiminnallisuutta laajennetaan, jos laajennukseen jää aikaa.</text:p>
      <text:p text:style-name="P11">Muita käyttötapauksia: rekisteröityminen ja kirjautuminen</text:p>
      <text:p text:style-name="P2"/>
      <text:p text:style-name="P4"><text:span text:style-name="T25">Kirjautuneen</text:span> käyttötapaukset</text:p>
      <text:p text:style-name="Text_20_body">Oman <text:span text:style-name="T27">kirjaston luominen:</text:span></text:p>
      <text:p text:style-name="P12">Käyttäjä voi lisätä vaikka useita omia kirjastoja.</text:p>
      <text:p text:style-name="P13"/>
      <text:p text:style-name="P10">Kirjojen lisäys <text:span text:style-name="T27">yleiseltä listalta omaan</text:span> <text:span text:style-name="T27">kirjastoon</text:span>:</text:p>
      <text:p text:style-name="P15">Käyttäjä voi lisätä kirjoja yleiseltä listalta omaan kirjastoon.</text:p>
      <text:p text:style-name="P13"/>
      <text:p text:style-name="P9">Kirjan omien tietojen muokkaaminen:</text:p>
      <text:p text:style-name="P12">Käyttäjän kirjastossa olevien omien kirjojen lisätietoja voi muokata. Näitä tietoja ovat esimerkiksi onko kirja luettu, kuinka monta kertaa, ja milloin viimeksi.</text:p>
      <text:p text:style-name="P12"/>
      <text:p text:style-name="P14"/>
      <text:p text:style-name="P9"><text:soft-page-break/>Kirjapyyntö tai virheimoitus ylläpidolle:</text:p>
      <text:p text:style-name="P15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6">Muita käyttötapauksia: Kirjan poistaminen omalta listalta.</text:p>
      <text:p text:style-name="P16"/>
      <text:p text:style-name="P5"><text:span text:style-name="T26">Ylläpidon </text:span>käyttötapaukset</text:p>
      <text:p text:style-name="P16">Kirjojen lisäys tietokantaan:</text:p>
      <text:p text:style-name="P17">Ylläpito voi lisätä kirjoja tietokantaan, jolloin kirjasta pitää kertoa ainakin kirjan nimi, kirjoittaja ja julkaisija.</text:p>
      <text:p text:style-name="P16"/>
      <text:p text:style-name="P16">Tietokantaan lisättyjen kirjojen muokkaus ja poisto:</text:p>
      <text:p text:style-name="P17">Ylläpito voi muokata kirjan tietoja, tai poistaa kirjoja kokonaan tietokannasta.</text:p>
      <text:p text:style-name="P16"/>
      <text:p text:style-name="P17">Kirjapyyntöjen ja virheilmoitusten lukeminen:</text:p>
      <text:p text:style-name="P17">Käyttäjien kirjoittamat kirjapyynnöt ja virheilmoitukset tuleva ylläpidon nähtäville.</text:p>
      <text:p text:style-name="P17"/>
      <text:p text:style-name="P17">Virheimoituksen poisto: </text:p>
      <text:p text:style-name="P17">Ylläpito voi poistaa jo toteutetut kirjapyynnöt tai virheilmoitukset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2" text:anchor-type="paragraph" svg:width="12.515cm" svg:height="12.33cm" draw:z-index="1"><draw:image xlink:href="Pictures/10000201000001D9000001D2FA55979C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27"/>
      <text:p text:style-name="P27"/>
      <text:p text:style-name="P27"/>
      <text:p text:style-name="P27"/>
      <text:p text:style-name="P33"/>
      <text:p text:style-name="P33"/>
      <text:p text:style-name="P33"/>
      <text:p text:style-name="P33"/>
      <text:p text:style-name="P33"/>
      <text:p text:style-name="P33"/>
      <text:p text:style-name="P28">Tietokohde: <text:span text:style-name="T28">User</text:span></text:p>
      <text:p text:style-name="P34"><text:span text:style-name="T19">Attribuutti:</text:span><text:tab/><text:tab/><text:tab/><text:span text:style-name="T19">Arvojoukko:</text:span></text:p>
      <text:p text:style-name="P34">Nimi<text:tab/><text:tab/><text:tab/><text:tab/>Merkkijono, max. 30 merkkiä</text:p>
      <text:p text:style-name="P34"/>
      <text:p text:style-name="P34"><text:span text:style-name="T19">Kuvaus:</text:span> ”User” kuvaa kirjautunutta käyttäjää, <text:span text:style-name="T30">jolla voi olla nolla tai useita Booklist -oliota (=henkilökohtaisia kirjalistoja).</text:span></text:p>
      <text:p text:style-name="P34"/>
      <text:p text:style-name="P29">Tietokohde: <text:span text:style-name="T29">Booklist</text:span></text:p>
      <text:p text:style-name="Text_20_body"><text:span text:style-name="T13">Attribuutt</text:span><text:span text:style-name="T14">i:<text:tab/></text:span><text:span text:style-name="T11"><text:tab/><text:tab/></text:span><text:span text:style-name="T15">Arvojoukko:</text:span></text:p>
      <text:p text:style-name="P35"><text:span text:style-name="T11">N</text:span><text:span text:style-name="T10">imi<text:tab/><text:tab/><text:tab/><text:tab/>Merkkijono, max. 100 merkkiä</text:span></text:p>
      <text:p text:style-name="P35"/>
      <text:p text:style-name="P35"><text:span text:style-name="T13">Kuvaus:</text:span><text:span text:style-name="T10"> Booklist on jollekin tietylle käyttäjälle kuuluva henkilökohtainen kirjalista, joka on julkisesti kaikkien käyttäjien nähtävissä. </text:span><text:span text:style-name="T12">Kirjalista sisältää nolla tai useita kirjoja.</text:span></text:p>
      <text:p text:style-name="P35"/>
      <text:p text:style-name="P30"><text:soft-page-break/><text:span text:style-name="T4">Tietokohde: </text:span><text:span text:style-name="T5">Book</text:span></text:p>
      <text:p text:style-name="P36"><text:span text:style-name="T13">Attribuutti:<text:tab/></text:span><text:span text:style-name="T3"><text:tab/><text:tab/><text:tab/></text:span><text:span text:style-name="T13"><text:tab/></text:span><text:span text:style-name="T16">Arvojoukko:</text:span></text:p>
      <text:p text:style-name="P36"><text:span text:style-name="T3">Nimi<text:tab/><text:tab/><text:tab/><text:tab/><text:tab/><text:tab/></text:span><text:span text:style-name="T6">Merkkijono, max. 120 merkkiä</text:span></text:p>
      <text:p text:style-name="P36"><text:span text:style-name="T3">Kirjailija<text:tab/><text:tab/><text:tab/><text:tab/><text:tab/></text:span><text:span text:style-name="T7">Merkkijono, max. 80 merkkiä</text:span></text:p>
      <text:p text:style-name="P36"><text:span text:style-name="T3">1.painoksen julkaisuvuosi<text:tab/><text:tab/><text:tab/></text:span><text:span text:style-name="T8">Numeerinen, max. 4 merkkiä</text:span></text:p>
      <text:p text:style-name="P36"><text:span text:style-name="T3">Sivumäärä<text:tab/><text:tab/><text:tab/><text:tab/><text:tab/></text:span><text:span text:style-name="T8">Numeerinen, max. 4 merkkiä</text:span></text:p>
      <text:p text:style-name="P37"><text:span text:style-name="T3">Tila<text:tab/><text:tab/><text:tab/><text:tab/><text:tab/><text:tab/></text:span><text:span text:style-name="T8">Merkkijono</text:span></text:p>
      <text:p text:style-name="P37"><text:span text:style-name="T3">Esittely<text:tab/><text:tab/><text:tab/><text:tab/><text:tab/></text:span><text:span text:style-name="T8">Merkkijono, max. 250 merkkiä</text:span></text:p>
      <text:p text:style-name="P37"><text:span text:style-name="T3">Lukijan omia huomioita<text:tab/><text:tab/><text:tab/></text:span><text:span text:style-name="T8">Merkkijono, max 250 merkkiä</text:span></text:p>
      <text:p text:style-name="P37"><text:span text:style-name="T3">Lukuhetki<text:tab/><text:tab/><text:tab/><text:tab/><text:tab/></text:span><text:span text:style-name="T8">Päivämäärä tai vuosiluku</text:span></text:p>
      <text:p text:style-name="P37"/>
      <text:p text:style-name="P38"><text:span text:style-name="T8">K</text:span><text:span text:style-name="T3">uvaus: </text:span><text:span text:style-name="T10">Kaikki sovelluksen kirjat (= book) ovat kirjastossa (= Library). Yksi kirjaston kirja voi liittyä moniin eri käyttäjien kirjalistoihin (= booklist).</text:span></text:p>
      <text:p text:style-name="P38"/>
      <text:p text:style-name="P31"><text:span text:style-name="T4">Tietokohde:</text:span><text:span text:style-name="T5"> </text:span><text:span text:style-name="T9">Library</text:span></text:p>
      <text:p text:style-name="P39"><text:span text:style-name="T13">Kuvaus:</text:span><text:span text:style-name="T3"> Kaikki sovelluksen kirjat sijaitsevat kirjastossa, josta käyttäjät voivat etsiä kirjoja ja lisätä niitä omille kirjalistoilleen.</text:span></text:p>
      <text:p text:style-name="P39"><text:span text:style-name="T3"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19T15:44:36.554000000</dc:date>
    <meta:editing-duration>PT1H46M29S</meta:editing-duration>
    <meta:editing-cycles>40</meta:editing-cycles>
    <meta:generator>LibreOffice/4.3.5.2$Windows_x86 LibreOffice_project/3a87456aaa6a95c63eea1c1b3201acedf0751bd5</meta:generator>
    <meta:document-statistic meta:table-count="0" meta:image-count="2" meta:object-count="0" meta:page-count="6" meta:paragraph-count="57" meta:word-count="412" meta:character-count="3560" meta:non-whitespace-character-count="3160"/>
  </office:meta>
</office:document-meta>
</file>